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_20_bekezdes">
      <style:paragraph-properties fo:text-align="center" style:justify-single-word="false"/>
      <style:text-properties style:font-name="Arial2" fo:font-size="16pt" fo:font-weight="bold" officeooo:rsid="014dadb9" officeooo:paragraph-rsid="01571b2b" style:font-size-asian="16pt" style:font-weight-asian="bold" style:font-size-complex="16pt" style:font-weight-complex="bold"/>
    </style:style>
    <style:style style:name="P2" style:family="paragraph" style:parent-style-name="Normal_20_bekezdes">
      <style:text-properties style:font-name="Arial2" officeooo:rsid="014ed747" officeooo:paragraph-rsid="014ed747" fo:background-color="transparent"/>
    </style:style>
    <style:style style:name="P3" style:family="paragraph" style:parent-style-name="Normal_20_bekezdes">
      <style:text-properties style:font-name="Arial2" officeooo:rsid="014f8f3a" officeooo:paragraph-rsid="014f8f3a" fo:background-color="transparent"/>
    </style:style>
    <style:style style:name="P4" style:family="paragraph" style:parent-style-name="Normal_20_bekezdes">
      <style:text-properties style:font-name="Arial2" officeooo:rsid="0154ab10" officeooo:paragraph-rsid="0154ab10" fo:background-color="transparent"/>
    </style:style>
    <style:style style:name="P5" style:family="paragraph" style:parent-style-name="Normal_20_bekezdes">
      <style:text-properties style:font-name="Arial2" officeooo:rsid="015532a3" officeooo:paragraph-rsid="015532a3" fo:background-color="transparent"/>
    </style:style>
    <style:style style:name="P6" style:family="paragraph" style:parent-style-name="Normal_20_bekezdes">
      <style:text-properties style:font-name="Arial2" officeooo:rsid="014dadb9" officeooo:paragraph-rsid="014dadb9" fo:background-color="transparent"/>
    </style:style>
    <style:style style:name="P7" style:family="paragraph" style:parent-style-name="Normal_20_bekezdes">
      <style:text-properties officeooo:rsid="014dadb9" officeooo:paragraph-rsid="014dadb9"/>
    </style:style>
    <style:style style:name="P8" style:family="paragraph" style:parent-style-name="Normal_20_bekezdes">
      <style:text-properties officeooo:rsid="014f8f3a" officeooo:paragraph-rsid="014f8f3a"/>
    </style:style>
    <style:style style:name="P9" style:family="paragraph" style:parent-style-name="Normal_20_bekezdes">
      <style:text-properties officeooo:rsid="0154ab10" officeooo:paragraph-rsid="0154ab10"/>
    </style:style>
    <style:style style:name="P10" style:family="paragraph" style:parent-style-name="Normal_20_bekezdes">
      <style:text-properties officeooo:rsid="01571b2b" officeooo:paragraph-rsid="01571b2b"/>
    </style:style>
    <style:style style:name="P11" style:family="paragraph" style:parent-style-name="Normal_20_bekezdes">
      <style:text-properties officeooo:rsid="01578dbc" officeooo:paragraph-rsid="01578dbc"/>
    </style:style>
    <style:style style:name="P12" style:family="paragraph" style:parent-style-name="Normal_20_bekezdes">
      <style:text-properties fo:font-weight="bold" officeooo:rsid="01578dbc" officeooo:paragraph-rsid="01578dbc" style:font-weight-asian="bold" style:font-weight-complex="bold"/>
    </style:style>
    <style:style style:name="P13" style:family="paragraph" style:parent-style-name="Normal_20_bekezdes">
      <style:text-properties officeooo:rsid="015a5363" officeooo:paragraph-rsid="015a5363"/>
    </style:style>
    <style:style style:name="P14" style:family="paragraph" style:parent-style-name="Normal_20_bekezdes" style:master-page-name="">
      <loext:graphic-properties draw:fill="none" draw:fill-color="#99ccff"/>
      <style:paragraph-properties fo:margin-left="0.75in" fo:margin-right="0in" fo:margin-top="0.0783in" fo:margin-bottom="0in" loext:contextual-spacing="false" fo:text-align="justify" style:justify-single-word="false" fo:text-indent="0.1252in" style:auto-text-indent="false" style:page-number="auto" fo:background-color="transparent">
        <style:tab-stops/>
      </style:paragraph-properties>
      <style:text-properties officeooo:rsid="015920dd" officeooo:paragraph-rsid="015920dd"/>
    </style:style>
    <style:style style:name="P15" style:family="paragraph" style:parent-style-name="Normal_20_bekezdes">
      <loext:graphic-properties draw:fill="none" draw:fill-color="#99ccff"/>
      <style:paragraph-properties fo:margin-left="0.75in" fo:margin-right="0in" fo:margin-top="0.0783in" fo:margin-bottom="0in" loext:contextual-spacing="false" fo:text-align="justify" style:justify-single-word="false" fo:text-indent="0.1252in" style:auto-text-indent="false" fo:background-color="transparent">
        <style:tab-stops/>
      </style:paragraph-properties>
      <style:text-properties officeooo:rsid="015920dd" officeooo:paragraph-rsid="015920dd"/>
    </style:style>
    <style:style style:name="P16" style:family="paragraph" style:parent-style-name="MainTittle">
      <style:text-properties style:font-name="Arial2" officeooo:rsid="014dadb9" officeooo:paragraph-rsid="014dadb9"/>
    </style:style>
    <style:style style:name="P17" style:family="paragraph" style:parent-style-name="Standard">
      <style:paragraph-properties fo:text-align="center" style:justify-single-word="false"/>
      <style:text-properties style:font-name="Arial2" fo:font-size="16pt" fo:font-weight="bold" officeooo:rsid="000b96a6" officeooo:paragraph-rsid="001d2b32" style:font-size-asian="16pt" style:font-weight-asian="bold" style:font-size-complex="16pt" style:font-weight-complex="bold"/>
    </style:style>
    <style:style style:name="P18" style:family="paragraph" style:parent-style-name="NumberedTitle-1.">
      <style:text-properties officeooo:paragraph-rsid="01571b2b"/>
    </style:style>
    <style:style style:name="P19" style:family="paragraph" style:parent-style-name="NumberedTitle-1.">
      <style:text-properties officeooo:paragraph-rsid="0154ab10"/>
    </style:style>
    <style:style style:name="P20" style:family="paragraph" style:parent-style-name="Normal_20_bekezdes" style:list-style-name="L1">
      <style:text-properties officeooo:rsid="0158e5cb" officeooo:paragraph-rsid="0158e5cb"/>
    </style:style>
    <style:style style:name="P21" style:family="paragraph" style:parent-style-name="Normal_20_bekezdes" style:list-style-name="L2">
      <style:text-properties officeooo:rsid="014dadb9" officeooo:paragraph-rsid="014dadb9"/>
    </style:style>
    <style:style style:name="P22" style:family="paragraph" style:parent-style-name="Normal_20_bekezdes" style:list-style-name="L3">
      <style:text-properties style:font-name="Arial2" officeooo:rsid="014f8f3a" officeooo:paragraph-rsid="014f8f3a" fo:background-color="transparent"/>
    </style:style>
    <style:style style:name="P23" style:family="paragraph" style:parent-style-name="Normal_20_bekezdes" style:list-style-name="L4">
      <style:text-properties style:font-name="Arial2" officeooo:rsid="0154ab10" officeooo:paragraph-rsid="0154ab10" fo:background-color="transparent"/>
    </style:style>
    <style:style style:name="P24" style:family="paragraph" style:parent-style-name="Normal_20_bekezdes">
      <style:text-properties style:font-name="Arial2" officeooo:rsid="016663ef" officeooo:paragraph-rsid="016663ef" fo:background-color="transparent"/>
    </style:style>
    <style:style style:name="T1" style:family="text">
      <style:text-properties fo:font-weight="bold" style:font-weight-asian="bold" style:font-weight-complex="bold"/>
    </style:style>
    <style:style style:name="T2" style:family="text">
      <style:text-properties style:font-name="Arial2" fo:font-weight="bold" fo:background-color="transparent" loext:char-shading-value="0" style:font-weight-asian="bold" style:font-weight-complex="bold"/>
    </style:style>
    <style:style style:name="T3" style:family="text">
      <style:text-properties style:font-name="Arial2" fo:background-color="transparent" loext:char-shading-value="0"/>
    </style:style>
    <style:style style:name="T4" style:family="text">
      <style:text-properties style:font-name="Arial2" officeooo:rsid="00a40f15" fo:background-color="transparent" loext:char-shading-value="0"/>
    </style:style>
    <style:style style:name="T5" style:family="text">
      <style:text-properties officeooo:rsid="0154ab10"/>
    </style:style>
    <style:style style:name="T6" style:family="text">
      <style:text-properties officeooo:rsid="01571b2b"/>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R questions</text:p>
      <text:p text:style-name="P17"/>
      <text:list xml:id="list2856161152263178997" text:style-name="MyNumbering">
        <text:list-item>
          <text:p text:style-name="P18">Wh<text:span text:style-name="T6">y do you want to work here</text:span>?</text:p>
        </text:list-item>
      </text:list>
      <text:p text:style-name="P11">Interviewers will be listening for a response that shows you've done research on the company. Make sure you know some basic information about both the company and the job. You might want to read some recent articles on the company to get a sense of their current goals and projects. Also be sure to reread the job posting. This way, when you answer the question, you can mention specific aspects of the company and position that appeal to you.</text:p>
      <text:p text:style-name="P11">Be specific about what makes you a good fit for this role. To prepare your answer, make a list of the requirements of the job (as explained in the job listing), and then note which requirements fit your skills and experience. In your answer, highlight a few of your abilities that qualify you for the job.</text:p>
      <text:list xml:id="list4701024051861616926" text:style-name="L1">
        <text:list-item>
          <text:p text:style-name="P20">Show how your skills match; </text:p>
        </text:list-item>
      </text:list>
      <text:p text:style-name="P14">“You’re looking for someone who can manage big software projects from across functions, and that’s exactly what I was doing when I worked at Company X."</text:p>
      <text:p text:style-name="P15">"<text:span text:style-name="T6">This job is a good fit for what I've been doing and enjoying throughout my career. It offers a mix of short-term projects and long-term goals.</text:span>"</text:p>
      <text:list xml:id="list134617400390633" text:continue-numbering="true" text:style-name="L1">
        <text:list-item>
          <text:p text:style-name="P20">Show your enthusiasm for the job; </text:p>
        </text:list-item>
      </text:list>
      <text:p text:style-name="P14">“I’m excited to see there’s a lot of opportunity to use advanced computer skills in this position. Being able to build my skills and continue to develop in a growing company is important to me, and there seems to be long-term opportunities here.”</text:p>
      <text:list xml:id="list134618688490912" text:continue-numbering="true" text:style-name="L1">
        <text:list-item>
          <text:p text:style-name="P20">And show how you fit into the culture.</text:p>
        </text:list-item>
      </text:list>
      <text:p text:style-name="P14">This organization's priorities for ethics, teamwork and effectiveness match my own. What's most important to me is finding a place where individuals want to work together, as a true team. I see that reflected here. The match of what you need with what I can do is clear, and the additional benefit of having the same values and community interests lead me to want to be here more than anywhere else.”</text:p>
      <text:p text:style-name="P12">Examples:</text:p>
      <text:p text:style-name="P13">"I have got to know there are plenty of opportunities to grow along with the company. The reviews are good."</text:p>
      <text:p text:style-name="P13"/>
      <text:p text:style-name="P10"/>
      <text:p text:style-name="P1"/>
      <text:list xml:id="list134617639291559" text:continue-list="list2856161152263178997" text:style-name="MyNumbering">
        <text:list-item>
          <text:p text:style-name="NumberedTitle-1.">What Type of Work Environment Do You Prefer?</text:p>
        </text:list-item>
      </text:list>
      <text:p text:style-name="Normal_20_bekezdes">The key to answering questions about your work environment is to simply ensure that what you say is a part of the company. For example, you do not want to say “I like a relaxed work environment” if the company considers itself fast paced; and here’s a tip – all companies consider themselves fast pace. Really, you should simply “prefer” a work environment that you know the interviewer will appreciate. There is no reason to confuse the interviewer with anything too complicated.</text:p>
      <text:p text:style-name="P7">You do not want any answer that requires the business be perfect either. For example, “I prefer an organized work environment” is a <text:span text:style-name="T1">bad answer</text:span>, because although the company may consider itself organized, they will also wonder if you can handle disorganization.</text:p>
      <text:p text:style-name="P7"><text:span text:style-name="T4">B</text:span><text:span text:style-name="T3">ad answer: “I prefer a low stress work environment, where managers and staff have a mutual respect for one another. I also like it when managers praise the employees, and no one is blamed for things they didn’t do.”</text:span></text:p>
      <text:p text:style-name="P7"><text:soft-page-break/><text:span text:style-name="T2">Good answer include</text:span><text:span text:style-name="T3">: </text:span></text:p>
      <text:list xml:id="list529172604617969989" text:style-name="L2">
        <text:list-item>
          <text:p text:style-name="P21">Fast paced environment. </text:p>
        </text:list-item>
        <text:list-item>
          <text:p text:style-name="P21">One that encourages commitment and communication. </text:p>
        </text:list-item>
        <text:list-item>
          <text:p text:style-name="P21">Businesses that react well to change.</text:p>
        </text:list-item>
      </text:list>
      <text:p text:style-name="P7"/>
      <text:list xml:id="list134617863616195" text:continue-list="list134617639291559" text:style-name="MyNumbering">
        <text:list-item>
          <text:p text:style-name="NumberedTitle-1.">Where Do You Plan to Be in 5 Years?</text:p>
        </text:list-item>
      </text:list>
      <text:p text:style-name="P2">This question is tricky for college graduates. Many will say “in graduate school” or “starting a business” when those answers imply that they are not planning to stick with the company</text:p>
      <text:p text:style-name="P2">Good answer: “My goal is to be firmly settled in a company, with a clear understanding of my own role in the company’s future. Within 5 years I expect to have excelled in my current tasks, so by then I hope to be taking on new responsibilities related to my field, possibly integrating any new technologies that have been invented between now and then.”</text:p>
      <text:p text:style-name="P2">The entire answer focuses on the company you are applying with, and not with your personal life or any selfish/unrealistic goals. You are also showing that you plan on committing to the company, even if you know in the back of your mind that that is not true.</text:p>
      <text:p text:style-name="P8"><text:span text:style-name="T2">Good answers</text:span><text:span text:style-name="T3">:</text:span></text:p>
      <text:list xml:id="list7679819280481722453" text:style-name="L3">
        <text:list-item>
          <text:p text:style-name="P22">Stay focused on your professional life. </text:p>
        </text:list-item>
        <text:list-item>
          <text:p text:style-name="P22">Show that you plan on staying and growing in the company. </text:p>
        </text:list-item>
        <text:list-item>
          <text:p text:style-name="P22">Keep your answers realistic.</text:p>
        </text:list-item>
      </text:list>
      <text:p text:style-name="P3"/>
      <text:list xml:id="list134618661859566" text:continue-list="list134617863616195" text:style-name="MyNumbering">
        <text:list-item>
          <text:p text:style-name="P19">W<text:span text:style-name="T5">hy you were fired?</text:span></text:p>
        </text:list-item>
      </text:list>
      <text:p text:style-name="P4">If you are asked why you were fired, you cannot afford to lie. The interviewer need only call your previous employer and find out the reason for themselves, and then you are never getting the job. Your best bet is, instead, to minimize the damage.</text:p>
      <text:p text:style-name="P4">Stay away from terms like “fired” or “insubordinate” or “drunk at work.” Anything that has a negative connotation you need to avoid. Also, don’t get defensive. This is not the time to claim it was not your fault. Use the following formula when creating your answer:</text:p>
      <text:list xml:id="list2596066002981717309" text:style-name="L4">
        <text:list-item>
          <text:p text:style-name="P23">Start out saying positive things about the company. </text:p>
        </text:list-item>
        <text:list-item>
          <text:p text:style-name="P23">Gloss over what happened. </text:p>
        </text:list-item>
        <text:list-item>
          <text:p text:style-name="P23">End with how you have worked on yourself.</text:p>
        </text:list-item>
      </text:list>
      <text:p text:style-name="P9"><text:span text:style-name="T2">Good answer (Drunk)</text:span><text:span text:style-name="T3">: “I loved my previous employer. The work was enjoyable, and I got along well with both my coworkers and my supervisors. Unfortunately, my personal life had not been going as well, and one day I let my personal life interfere with my professional life. Since then I have sought out a great deal of help and I am currently in a much better place.”</text:span></text:p>
      <text:p text:style-name="P9"><text:span text:style-name="T2">Good answer (Insubordinate):</text:span><text:span text:style-name="T3"> “Ah, I was let go through something that was entirely my fault. I loved my work and the company. My supervisor and I used to exchange ideas openly, which of course is healthy for any workplace. Yet one day she and I were discussing one particular idea and the conversation got so passionate that it appeared to her that I was resisting her authority, which of course was not my intention. Since then I have made sure that I keep my tone down when discussing ideas so that my objectives are not misinterpreted.”</text:span></text:p>
      <text:p text:style-name="P5">As you can see from these answers, you do address the issue head on, but you minimize it by complimenting your old work place (showing you are not bitter), putting the mistake into perspective and following up with what you have done to change. </text:p>
      <text:p text:style-name="P5">Any time you are fired it can affect your chances of finding a job, so there is no guarantee that any of these answers will get you the role. They will, however, improve your chances of getting the job compared to the alternative of either telling the truth in poor terms or lying.</text:p>
      <text:p text:style-name="P24"><text:soft-page-break/>My own collections. Need to be a researched on internet:</text:p>
      <text:p text:style-name="P24">-Meticulous and precise person.</text:p>
      <text:p text:style-name="P24">-Great attention to details</text:p>
      <text:p text:style-name="P24">-Eager to learn new things</text:p>
      <text:p text:style-name="P24">-Easy to get along with</text:p>
      <text:p text:style-name="P24">-Expectations from environment:</text:p>
      <text:p text:style-name="P24"><text:tab/>-Can laugh on their own mistakes</text:p>
      <text:p text:style-name="P24"><text:tab/>-Sence of humor</text:p>
      <text:p text:style-name="P24"><text:tab/>-Competence</text:p>
      <text:p text:style-name="P24">-Disadvantages: goes into details to understand things but probably it is not neccesary.</text:p>
      <text:p text:style-name="P4"/>
      <text:p text:style-name="P4"/>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ITDocStyle" style:family="paragraph"/>
    <style:style style:name="Normal_20_bekezdes" style:display-name="Normal bekezdes" style:family="paragraph" style:parent-style-name="MyITDocStyle">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 fo:font-family="Arial" style:font-style-name="Regular" style:font-family-generic="swiss" style:font-pitch="variable" fo:font-size="11pt" style:text-underline-style="none" fo:font-weight="normal" officeooo:rsid="00391074" style:font-size-asian="11pt" style:font-weight-asian="normal" style:font-size-complex="11pt" style:font-weight-complex="normal"/>
    </style:style>
    <style:style style:name="MainTittle" style:family="paragraph" style:parent-style-name="MyITDocStyle">
      <style:paragraph-properties fo:margin-top="0in" fo:margin-bottom="0.1201in" loext:contextual-spacing="false" fo:text-align="center" style:justify-single-word="false"/>
      <style:text-properties style:font-name="Arial1" fo:font-family="Arial" style:font-style-name="Bold" style:font-family-generic="swiss" style:font-pitch="variable" fo:font-size="22pt" fo:font-weight="bold" style:font-size-asian="22pt" style:font-size-complex="22pt"/>
    </style:style>
    <style:style style:name="NumberedTitle-1." style:family="paragraph" style:parent-style-name="MyITDocStyle" style:list-style-name="MyNumbering" style:master-page-name="">
      <style:paragraph-properties fo:margin-top="0.0783in" fo:margin-bottom="0in" loext:contextual-spacing="false" fo:text-align="justify" style:justify-single-word="false" style:page-number="auto" fo:keep-with-next="always">
        <style:tab-stops/>
      </style:paragraph-properties>
      <style:text-properties style:font-name="Arial1" fo:font-family="Arial" style:font-style-name="Bold" style:font-family-generic="swiss" style:font-pitch="variable" fo:font-weight="bold" fo:background-color="transparent" style:font-size-asian="10.5pt"/>
    </style:style>
    <style:style style:name="NumberedTitle-1.1_2c_" style:display-name="NumberedTitle-1.1," style:family="paragraph" style:parent-style-name="MyITDocStyle" style:default-outline-level="2" style:list-style-name="MyNumbering" style:master-page-name="">
      <style:paragraph-properties fo:margin-top="0.1in" fo:margin-bottom="0in" loext:contextual-spacing="false" fo:text-align="justify" style:justify-single-word="false" style:page-number="auto"/>
      <style:text-properties style:font-name="Arial" fo:font-family="Arial" style:font-style-name="Regular" style:font-family-generic="swiss" style:font-pitch="variable" fo:font-weight="normal" style:font-size-asian="10.5pt"/>
    </style:style>
    <style:style style:name="Console-Normal" style:family="paragraph" style:parent-style-name="MyITDocStyle">
      <loext:graphic-properties draw:fill="solid" draw:fill-color="#e6e6e6"/>
      <style:paragraph-properties fo:margin-left="0.6866in" fo:margin-right="0in" fo:margin-top="0.0783in" fo:margin-bottom="0in" loext:contextual-spacing="false" fo:text-align="justify" style:justify-single-word="false" fo:text-indent="0in" style:auto-text-indent="false" fo:background-color="#e6e6e6">
        <style:tab-stops>
          <style:tab-stop style:position="-0.4953in"/>
        </style:tab-stops>
      </style:paragraph-properties>
      <style:text-properties fo:font-size="11pt" style:text-underline-style="none" fo:font-weight="normal" officeooo:rsid="0030cf8d" style:font-size-asian="11pt" style:font-weight-asian="normal" style:font-size-complex="11pt" style:font-weight-complex="normal"/>
    </style:style>
    <style:style style:name="Reszletezes-NormalBekezdes" style:family="paragraph" style:parent-style-name="MyITDocStyle">
      <loext:graphic-properties draw:fill="none" draw:fill-color="#99ccff"/>
      <style:paragraph-properties fo:margin-left="1.4598in" fo:margin-right="0in" fo:margin-top="0.0783in" fo:margin-bottom="0in" loext:contextual-spacing="false" fo:text-align="justify" style:justify-single-word="false" fo:text-indent="-1in" style:auto-text-indent="false" fo:background-color="transparent">
        <style:tab-stops/>
      </style:paragraph-properties>
      <style:text-properties style:font-name="Arial" fo:font-family="Arial" style:font-style-name="Regular" style:font-family-generic="swiss" style:font-pitch="variable" fo:font-size="11pt" style:text-underline-style="none" fo:font-weight="normal" officeooo:rsid="0320f1c4" style:font-size-asian="10pt" style:font-weight-asian="normal" style:font-size-complex="10pt"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eszletezes-NormalBekezdes-Folytatas" style:family="paragraph" style:parent-style-name="MyITDocStyle">
      <loext:graphic-properties draw:fill="none" draw:fill-color="#729fcf"/>
      <style:paragraph-properties fo:margin-left="1.4598in" fo:margin-right="0in" fo:text-align="justify" style:justify-single-word="false" fo:text-indent="0in" style:auto-text-indent="false" fo:background-color="transparent"/>
      <style:text-properties style:font-name="Arial2" fo:font-family="Arial" style:font-family-generic="swiss" style:font-pitch="variable" fo:font-size="11pt" style:font-size-asian="11pt"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2319in" fo:text-indent="-0.2319in" fo:margin-left="0.231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54in" fo:margin-left="0.3154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nothing" fo:text-indent="-0.3154in" fo:margin-left="0.3154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style>
    <text:list-style style:name="MyNumbering">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in" fo:text-indent="-0.45in" fo:margin-left="0.7in"/>
        </style:list-level-properties>
      </text:list-level-style-number>
      <text:list-level-style-number text:level="3" style:num-suffix="." style:num-format="1" text:display-levels="3">
        <style:list-level-properties text:list-level-position-and-space-mode="label-alignment">
          <style:list-level-label-alignment text:label-followed-by="space" fo:text-indent="-0.6in" fo:margin-left="0.6in"/>
        </style:list-level-properties>
      </text:list-level-style-number>
      <text:list-level-style-number text:level="4" style:num-suffix="." style:num-format="1">
        <style:list-level-properties text:list-level-position-and-space-mode="label-alignment">
          <style:list-level-label-alignment text:label-followed-by="space" fo:text-indent="-0.6in" fo:margin-left="0.6in"/>
        </style:list-level-properties>
      </text:list-level-style-number>
      <text:list-level-style-number text:level="5" style:num-suffix="." style:num-format="1">
        <style:list-level-properties text:list-level-position-and-space-mode="label-alignment">
          <style:list-level-label-alignment text:label-followed-by="space" fo:text-indent="-0.6in" fo:margin-left="0.6in"/>
        </style:list-level-properties>
      </text:list-level-style-number>
      <text:list-level-style-number text:level="6" style:num-suffix="." style:num-format="1">
        <style:list-level-properties text:list-level-position-and-space-mode="label-alignment">
          <style:list-level-label-alignment text:label-followed-by="space" fo:text-indent="-0.6in" fo:margin-left="0.6in"/>
        </style:list-level-properties>
      </text:list-level-style-number>
      <text:list-level-style-number text:level="7" style:num-suffix="." style:num-format="1">
        <style:list-level-properties text:list-level-position-and-space-mode="label-alignment">
          <style:list-level-label-alignment text:label-followed-by="space" fo:text-indent="-0.6in" fo:margin-left="0.6in"/>
        </style:list-level-properties>
      </text:list-level-style-number>
      <text:list-level-style-number text:level="8" style:num-suffix="." style:num-format="1">
        <style:list-level-properties text:list-level-position-and-space-mode="label-alignment">
          <style:list-level-label-alignment text:label-followed-by="space" fo:text-indent="-0.6in" fo:margin-left="0.6in"/>
        </style:list-level-properties>
      </text:list-level-style-number>
      <text:list-level-style-number text:level="9" style:num-suffix="." style:num-format="1">
        <style:list-level-properties text:list-level-position-and-space-mode="label-alignment">
          <style:list-level-label-alignment text:label-followed-by="space" fo:text-indent="-0.6in" fo:margin-left="0.6in"/>
        </style:list-level-properties>
      </text:list-level-style-number>
      <text:list-level-style-number text:level="10" style:num-suffix="." style:num-format="1">
        <style:list-level-properties text:list-level-position-and-space-mode="label-alignment">
          <style:list-level-label-alignment text:label-followed-by="space" fo:text-indent="-0.6in" fo:margin-left="0.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5:00:38.259441092</meta:creation-date>
    <dc:date>2018-04-18T13:46:16.219800965</dc:date>
    <meta:editing-duration>P42DT13H33M15S</meta:editing-duration>
    <meta:editing-cycles>258</meta:editing-cycles>
    <meta:generator>LibreOffice/5.1.6.2$Linux_X86_64 LibreOffice_project/10m0$Build-2</meta:generator>
    <meta:document-statistic meta:table-count="0" meta:image-count="0" meta:object-count="0" meta:page-count="3" meta:paragraph-count="49" meta:word-count="1158" meta:character-count="6493" meta:non-whitespace-character-count="5386"/>
  </office:meta>
</office:document-meta>
</file>